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4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4" table:default-cell-style-name="ce3"/>
        <table:table-row table:style-name="ro1">
          <table:table-cell table:style-name="ce1" office:value-type="string" calcext:value-type="string">
            <text:p>Adres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ccess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ersistent?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:ref:`id&lt;DXL&gt;`</text:p>
          </table:table-cell>
          <table:table-cell table:style-name="ce2" office:value-type="string" calcext:value-type="string">
            <text:p>rw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int8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:ref:`baud&lt;DXL&gt;`</text:p>
          </table:table-cell>
          <table:table-cell table:style-name="ce2" office:value-type="string" calcext:value-type="string">
            <text:p>rw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8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:ref:`led0&lt;LEDs&gt;`</text:p>
          </table:table-cell>
          <table:table-cell table:style-name="ce2" office:value-type="string" calcext:value-type="string">
            <text:p>r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t8[4]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:ref:`led1&lt;LEDs&gt;`</text:p>
          </table:table-cell>
          <table:table-cell table:style-name="ce2" office:value-type="string" calcext:value-type="string">
            <text:p>r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t8[4]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:ref:`led2&lt;LEDs&gt;`</text:p>
          </table:table-cell>
          <table:table-cell table:style-name="ce2" office:value-type="string" calcext:value-type="string">
            <text:p>r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t8[4]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ref:`teensy_led&lt;LEDs&gt;`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ref:`power_control&lt;Power Control&gt;`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int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ref:`VEXT&lt;Voltage Sensing&gt;`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int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ref:`VCC&lt;Voltage Sensing&gt;`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int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ref:`VDXL&lt;Voltage Sensing&gt;`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int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ref:`current&lt;Current Sensing&gt;`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int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ref:`manual_power_on&lt;Power Control&gt;`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int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:ref:`VBAT_0</text:span>&lt;Voltage Sensing&gt;`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int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:ref:`VBAT_1</text:span>&lt;Voltage Sensing&gt;`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int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:ref:`VBAT_2</text:span>&lt;Voltage Sensing&gt;`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int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:ref:`VBAT_3</text:span>&lt;Voltage Sensing&gt;`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int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:ref:`VBAT_4</text:span>&lt;Voltage Sensing&gt;`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int1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ref:`VBAT_5&lt;Voltage Sensing&gt;`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int16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9T20:44:10.372259357</meta:creation-date>
    <meta:generator>LibreOffice/6.0.7.3$Linux_X86_64 LibreOffice_project/00m0$Build-3</meta:generator>
    <dc:date>2021-01-19T21:05:37.978499434</dc:date>
    <meta:editing-duration>PT10M57S</meta:editing-duration>
    <meta:editing-cycles>2</meta:editing-cycles>
    <meta:document-statistic meta:table-count="1" meta:cell-count="121" meta:object-count="0"/>
  </office:meta>
</office:document-meta>
</file>